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f012" officeooo:paragraph-rsid="0002f012"/>
    </style:style>
    <style:style style:name="P2" style:family="paragraph" style:parent-style-name="Standard">
      <style:text-properties officeooo:rsid="0002f012" officeooo:paragraph-rsid="001305eb"/>
    </style:style>
    <style:style style:name="P3" style:family="paragraph" style:parent-style-name="Standard">
      <style:text-properties officeooo:rsid="0002f012" officeooo:paragraph-rsid="001749f9"/>
    </style:style>
    <style:style style:name="P4" style:family="paragraph" style:parent-style-name="Standard">
      <style:text-properties officeooo:rsid="0002f012" officeooo:paragraph-rsid="0017eac1"/>
    </style:style>
    <style:style style:name="P5" style:family="paragraph" style:parent-style-name="Standard">
      <style:text-properties officeooo:rsid="0002f012" officeooo:paragraph-rsid="00194b08"/>
    </style:style>
    <style:style style:name="P6" style:family="paragraph" style:parent-style-name="Standard">
      <style:text-properties officeooo:rsid="0002f012" officeooo:paragraph-rsid="001b24c7"/>
    </style:style>
    <style:style style:name="P7" style:family="paragraph" style:parent-style-name="Standard">
      <style:text-properties officeooo:rsid="0002f012" officeooo:paragraph-rsid="001f1fa5"/>
    </style:style>
    <style:style style:name="P8" style:family="paragraph" style:parent-style-name="Standard">
      <style:text-properties officeooo:rsid="0002f012" officeooo:paragraph-rsid="00251ccd"/>
    </style:style>
    <style:style style:name="P9" style:family="paragraph" style:parent-style-name="Standard">
      <style:text-properties officeooo:rsid="0002f012" officeooo:paragraph-rsid="002583b8"/>
    </style:style>
    <style:style style:name="P10" style:family="paragraph" style:parent-style-name="Standard">
      <style:text-properties officeooo:rsid="0002f012" officeooo:paragraph-rsid="0025d08c"/>
    </style:style>
    <style:style style:name="P11" style:family="paragraph" style:parent-style-name="Standard">
      <style:text-properties fo:font-weight="bold" officeooo:rsid="0002f012" officeooo:paragraph-rsid="0002f012" style:font-weight-asian="bold" style:font-weight-complex="bold"/>
    </style:style>
    <style:style style:name="P12" style:family="paragraph" style:parent-style-name="Standard">
      <style:text-properties fo:font-weight="bold" officeooo:rsid="00097ad8" officeooo:paragraph-rsid="00097ad8" style:font-weight-asian="bold" style:font-weight-complex="bold"/>
    </style:style>
    <style:style style:name="P13" style:family="paragraph" style:parent-style-name="Standard">
      <style:text-properties fo:font-weight="bold" officeooo:rsid="000df58c" officeooo:paragraph-rsid="000df58c" style:font-weight-asian="bold" style:font-weight-complex="bold"/>
    </style:style>
    <style:style style:name="P14" style:family="paragraph" style:parent-style-name="Standard">
      <style:text-properties officeooo:paragraph-rsid="0002f012"/>
    </style:style>
    <style:style style:name="P15" style:family="paragraph" style:parent-style-name="Standard">
      <style:text-properties officeooo:paragraph-rsid="000373d8"/>
    </style:style>
    <style:style style:name="P16" style:family="paragraph" style:parent-style-name="Standard">
      <style:text-properties officeooo:rsid="000df58c" officeooo:paragraph-rsid="000df58c"/>
    </style:style>
    <style:style style:name="P17" style:family="paragraph" style:parent-style-name="Standard">
      <style:text-properties officeooo:rsid="000df58c" officeooo:paragraph-rsid="000f07a7"/>
    </style:style>
    <style:style style:name="P18" style:family="paragraph" style:parent-style-name="Standard">
      <style:text-properties officeooo:rsid="000f07a7" officeooo:paragraph-rsid="000f07a7"/>
    </style:style>
    <style:style style:name="P19" style:family="paragraph" style:parent-style-name="Standard">
      <style:text-properties officeooo:rsid="000f07a7" officeooo:paragraph-rsid="000f394b"/>
    </style:style>
    <style:style style:name="P20" style:family="paragraph" style:parent-style-name="Standard">
      <style:text-properties officeooo:paragraph-rsid="000f394b"/>
    </style:style>
    <style:style style:name="P21" style:family="paragraph" style:parent-style-name="Standard">
      <style:text-properties officeooo:paragraph-rsid="000f7e95"/>
    </style:style>
    <style:style style:name="P22" style:family="paragraph" style:parent-style-name="Standard">
      <style:text-properties officeooo:paragraph-rsid="000f99d5"/>
    </style:style>
    <style:style style:name="P23" style:family="paragraph" style:parent-style-name="Standard">
      <style:text-properties officeooo:paragraph-rsid="00104475"/>
    </style:style>
    <style:style style:name="P24" style:family="paragraph" style:parent-style-name="Standard">
      <style:text-properties officeooo:rsid="0014caf3" officeooo:paragraph-rsid="0014caf3"/>
    </style:style>
    <style:style style:name="P25" style:family="paragraph" style:parent-style-name="Standard">
      <style:text-properties officeooo:rsid="0015aa31" officeooo:paragraph-rsid="0015aa31"/>
    </style:style>
    <style:style style:name="P26" style:family="paragraph" style:parent-style-name="Text_20_body">
      <style:text-properties officeooo:rsid="0002f012" officeooo:paragraph-rsid="001b24c7"/>
    </style:style>
    <style:style style:name="P27" style:family="paragraph" style:parent-style-name="Preformatted_20_Text">
      <style:text-properties officeooo:rsid="0002f012" officeooo:paragraph-rsid="001a97d8"/>
    </style:style>
    <style:style style:name="P28" style:family="paragraph" style:parent-style-name="Preformatted_20_Text">
      <style:text-properties officeooo:rsid="0002f012" officeooo:paragraph-rsid="001f1fa5"/>
    </style:style>
    <style:style style:name="P29" style:family="paragraph" style:parent-style-name="Preformatted_20_Text">
      <style:paragraph-properties fo:margin-top="0cm" fo:margin-bottom="0.499cm" loext:contextual-spacing="false"/>
    </style:style>
    <style:style style:name="P30" style:family="paragraph" style:parent-style-name="Standard">
      <style:paragraph-properties fo:text-align="center" style:justify-single-word="false"/>
      <style:text-properties fo:font-size="14pt" fo:font-weight="bold" officeooo:rsid="0002f012" officeooo:paragraph-rsid="0002f012" style:font-size-asian="14pt" style:font-weight-asian="bold" style:font-size-complex="14pt" style:font-weight-complex="bold"/>
    </style:style>
    <style:style style:name="T1" style:family="text">
      <style:text-properties officeooo:rsid="0002f012"/>
    </style:style>
    <style:style style:name="T2" style:family="text">
      <style:text-properties officeooo:rsid="000373d8"/>
    </style:style>
    <style:style style:name="T3" style:family="text">
      <style:text-properties style:font-name="Liberation Serif" officeooo:rsid="000373d8"/>
    </style:style>
    <style:style style:name="T4" style:family="text">
      <style:text-properties officeooo:rsid="000c794e"/>
    </style:style>
    <style:style style:name="T5" style:family="text">
      <style:text-properties officeooo:rsid="000f07a7"/>
    </style:style>
    <style:style style:name="T6" style:family="text">
      <style:text-properties officeooo:rsid="000f394b"/>
    </style:style>
    <style:style style:name="T7" style:family="text">
      <style:text-properties fo:color="#3333ff"/>
    </style:style>
    <style:style style:name="T8" style:family="text">
      <style:text-properties fo:color="#3333ff" officeooo:rsid="000f394b"/>
    </style:style>
    <style:style style:name="T9" style:family="text">
      <style:text-properties officeooo:rsid="000f7e95"/>
    </style:style>
    <style:style style:name="T10" style:family="text">
      <style:text-properties fo:color="#000000"/>
    </style:style>
    <style:style style:name="T11" style:family="text">
      <style:text-properties fo:color="#000000" style:font-name="Liberation Serif"/>
    </style:style>
    <style:style style:name="T12" style:family="text">
      <style:text-properties fo:color="#000000" style:font-name="Liberation Serif" officeooo:rsid="000f07a7"/>
    </style:style>
    <style:style style:name="T13" style:family="text">
      <style:text-properties fo:color="#000000" style:font-name="Liberation Serif" fo:font-weight="bold" officeooo:rsid="000f07a7" style:font-weight-asian="bold" style:font-weight-complex="bold"/>
    </style:style>
    <style:style style:name="T14" style:family="text">
      <style:text-properties fo:color="#000000" style:font-name="Liberation Serif" fo:font-weight="bold" officeooo:rsid="000f99d5" style:font-weight-asian="bold" style:font-weight-complex="bold"/>
    </style:style>
    <style:style style:name="T15" style:family="text">
      <style:text-properties fo:color="#000000" officeooo:rsid="000f394b"/>
    </style:style>
    <style:style style:name="T16" style:family="text">
      <style:text-properties fo:color="#000000" officeooo:rsid="00104475"/>
    </style:style>
    <style:style style:name="T17" style:family="text">
      <style:text-properties fo:color="#000000" officeooo:rsid="00120c51"/>
    </style:style>
    <style:style style:name="T18" style:family="text">
      <style:text-properties fo:color="#000000" officeooo:rsid="001749f9"/>
    </style:style>
    <style:style style:name="T19" style:family="text">
      <style:text-properties fo:color="#000000" officeooo:rsid="00194b08"/>
    </style:style>
    <style:style style:name="T20" style:family="text">
      <style:text-properties fo:color="#000000" officeooo:rsid="001a97d8"/>
    </style:style>
    <style:style style:name="T21" style:family="text">
      <style:text-properties fo:color="#000000" officeooo:rsid="001b24c7"/>
    </style:style>
    <style:style style:name="T22" style:family="text">
      <style:text-properties fo:color="#000000" officeooo:rsid="001ecc18"/>
    </style:style>
    <style:style style:name="T23" style:family="text">
      <style:text-properties fo:color="#000000" officeooo:rsid="001f1fa5"/>
    </style:style>
    <style:style style:name="T24" style:family="text">
      <style:text-properties fo:color="#000000" officeooo:rsid="00251ccd"/>
    </style:style>
    <style:style style:name="T25" style:family="text">
      <style:text-properties fo:color="#000000" officeooo:rsid="002583b8"/>
    </style:style>
    <style:style style:name="T26" style:family="text">
      <style:text-properties fo:color="#000000" fo:font-weight="bold" officeooo:rsid="001749f9" style:font-weight-asian="bold" style:font-weight-complex="bold"/>
    </style:style>
    <style:style style:name="T27" style:family="text">
      <style:text-properties fo:color="#000000" fo:font-weight="bold" officeooo:rsid="00194b08" style:font-weight-asian="bold" style:font-weight-complex="bold"/>
    </style:style>
    <style:style style:name="T28" style:family="text">
      <style:text-properties fo:color="#000000" fo:font-weight="bold" officeooo:rsid="001b24c7" style:font-weight-asian="bold" style:font-weight-complex="bold"/>
    </style:style>
    <style:style style:name="T29" style:family="text">
      <style:text-properties fo:color="#000000" fo:font-weight="bold" officeooo:rsid="001f1fa5" style:font-weight-asian="bold" style:font-weight-complex="bold"/>
    </style:style>
    <style:style style:name="T30" style:family="text">
      <style:text-properties fo:color="#000000" fo:font-weight="bold" officeooo:rsid="00251ccd" style:font-weight-asian="bold" style:font-weight-complex="bold"/>
    </style:style>
    <style:style style:name="T31" style:family="text">
      <style:text-properties fo:color="#6666ff"/>
    </style:style>
    <style:style style:name="T32" style:family="text">
      <style:text-properties fo:color="#6666ff" officeooo:rsid="000f394b"/>
    </style:style>
    <style:style style:name="T33" style:family="text">
      <style:text-properties fo:color="#6666ff" officeooo:rsid="001749f9"/>
    </style:style>
    <style:style style:name="T34" style:family="text">
      <style:text-properties fo:color="#6666ff" officeooo:rsid="00194b08"/>
    </style:style>
    <style:style style:name="T35" style:family="text">
      <style:text-properties fo:color="#6666ff" officeooo:rsid="001b24c7"/>
    </style:style>
    <style:style style:name="T36" style:family="text">
      <style:text-properties fo:color="#6666ff" officeooo:rsid="001f1fa5"/>
    </style:style>
    <style:style style:name="T37" style:family="text">
      <style:text-properties fo:color="#6666ff" officeooo:rsid="0024d9f5"/>
    </style:style>
    <style:style style:name="T38" style:family="text">
      <style:text-properties fo:color="#6666ff" officeooo:rsid="00251ccd"/>
    </style:style>
    <style:style style:name="T39" style:family="text">
      <style:text-properties officeooo:rsid="002583b8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0f07a7" style:font-weight-asian="bold" style:font-weight-complex="bold"/>
    </style:style>
    <style:style style:name="T42" style:family="text">
      <style:text-properties fo:color="#6600cc" officeooo:rsid="002583b8"/>
    </style:style>
    <style:style style:name="T43" style:family="text">
      <style:text-properties fo:color="#006633" officeooo:rsid="0025d08c"/>
    </style:style>
    <style:style style:name="T44" style:family="text">
      <style:text-properties fo:color="#006633" fo:font-weight="bold" officeooo:rsid="0025d08c" style:font-weight-asian="bold" style:font-weight-complex="bold"/>
    </style:style>
    <style:style style:name="T45" style:family="text">
      <style:text-properties officeooo:rsid="002850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0">Deployment Process <text:span text:style-name="T2">of Edumeet through AMI</text:span></text:p>
      <text:p text:style-name="P1"/>
      <text:p text:style-name="P11">Steps <text:span text:style-name="T2">to navigate to Server through putty.</text:span></text:p>
      <text:p text:style-name="P1">- Open Putty</text:p>
      <text:p text:style-name="P1">-Go to “Auth” and browse .ppk<text:span text:style-name="T45">(certificate file)</text:span> file</text:p>
      <text:p text:style-name="P1">-Go to session, copy public DNS: ec2-54-197-205-63.compute-1.amazonaws.com <text:s text:c="3"/>in host name</text:p>
      <text:p text:style-name="P1">- sel<text:span text:style-name="T39">c</text:span>ct SSH from connection type</text:p>
      <text:p text:style-name="P1">- Saved session with name (dev server)</text:p>
      <text:p text:style-name="P1">-<text:span text:style-name="T2">Login Ubuntu machine</text:span></text:p>
      <text:p text:style-name="P14"><text:span text:style-name="T1">- Go to root directory by : </text:span><text:span text:style-name="Source_20_Text">sudo bbb-conf</text:span></text:p>
      <text:p text:style-name="P15"><text:span text:style-name="Source_20_Text">-</text:span><text:span text:style-name="Source_20_Text"><text:span text:style-name="T3">To restart : </text:span></text:span><text:span text:style-name="Source_20_Text">sudo bbb-conf --restart</text:span></text:p>
      <text:p text:style-name="P15"><text:span text:style-name="Source_20_Text">-</text:span><text:span text:style-name="Source_20_Text"><text:span text:style-name="T3">To check : </text:span></text:span><text:span text:style-name="Source_20_Text">sudo bbb-conf –</text:span><text:span text:style-name="Source_20_Text"><text:span text:style-name="T2">check</text:span></text:span></text:p>
      <text:p text:style-name="P15"><text:span text:style-name="Source_20_Text"><text:span text:style-name="T3">-To status : </text:span></text:span><text:span text:style-name="Source_20_Text">sudo bbb-conf –</text:span><text:span text:style-name="Source_20_Text"><text:span text:style-name="T2">status</text:span></text:span></text:p>
      <text:p text:style-name="P15"><text:span text:style-name="Source_20_Text"><text:span text:style-name="T3">-To version : </text:span></text:span><text:span text:style-name="Source_20_Text">sudo bbb-conf --</text:span><text:span text:style-name="Source_20_Text"><text:span text:style-name="T2">version</text:span></text:span></text:p>
      <text:p text:style-name="P1"/>
      <text:p text:style-name="P12">Browse the folder and check through winscp</text:p>
      <text:p text:style-name="P1"/>
      <text:p text:style-name="P1">-<text:span text:style-name="T4">Open winscp</text:span></text:p>
      <text:p text:style-name="P24">-login Ubuntu machine( un: Ubuntu)</text:p>
      <text:p text:style-name="P1">-<text:span text:style-name="T4">import site from tool dropdown</text:span></text:p>
      <text:p text:style-name="P1">-<text:span text:style-name="T4">import from putty(Dev server)</text:span></text:p>
      <text:p text:style-name="P1"/>
      <text:p text:style-name="P25">Show Hidden File from winscp</text:p>
      <text:p text:style-name="P25">-option/prefrences/show hidden files</text:p>
      <text:p text:style-name="P1"/>
      <text:p text:style-name="P1"/>
      <text:p text:style-name="P13">Configure Deployement Process</text:p>
      <text:p text:style-name="P16"/>
      <text:p text:style-name="P17"><text:span text:style-name="T40">Step</text:span><text:span text:style-name="T41">1: </text:span><text:span text:style-name="T5">We need to configre Kurento to use stun server</text:span></text:p>
      <text:p text:style-name="P17"/>
      <text:p text:style-name="P18">we need to edit /etc/kurento/modules/kurento/WebRtcEndpoint.conf.ini and uncomment and assign values for stunServerAddress and stunServerPort.</text:p>
      <text:p text:style-name="P18"/>
      <text:p text:style-name="P18">For example, to use the STUN server at 64.233.177.127 with port 19302, edit the lines with stunServerAddress and stunServerPort as follows:</text:p>
      <text:p text:style-name="P18"/>
      <text:p text:style-name="P18">stunServerAddress=64.233.177.127</text:p>
      <text:p text:style-name="P18">stunServerPort=19302</text:p>
      <text:p text:style-name="P18"/>
      <text:p text:style-name="P19"><text:span text:style-name="T40">Step 2: </text:span><text:span text:style-name="T6">edit </text:span><text:span text:style-name="T32">/o</text:span><text:span text:style-name="T8">pt/freeswitch/conf/sip_profiles/external.xml</text:span><text:span text:style-name="T6"> and ensure the value for wss-binding uses the external IP address(54.197.205.63)</text:span></text:p>
      <text:p text:style-name="P20"><text:span text:style-name="T6">Example: </text:span><text:span text:style-name="Source_20_Text">&lt;param name="wss-binding" value="EXTERNAL_IP_ADDRESS:7443"/&gt;</text:span></text:p>
      <text:p text:style-name="P20"><text:span text:style-name="Source_20_Text"/></text:p>
      <text:p text:style-name="P21"><text:span text:style-name="Source_20_Text"><text:span text:style-name="T9">After this, we need to restart </text:span></text:span><text:span text:style-name="Source_20_Text">BigBlueButton server with </text:span></text:p>
      <text:p text:style-name="P21"><text:span text:style-name="Source_20_Text"><text:span text:style-name="T7">bbb-conf –restart</text:span></text:span></text:p>
      <text:p text:style-name="P21"><text:span text:style-name="Source_20_Text"><text:span text:style-name="T7"/></text:span></text:p>
      <text:p text:style-name="P22"><text:span text:style-name="Source_20_Text"><text:span text:style-name="T13">Step </text:span></text:span><text:span text:style-name="Source_20_Text"><text:span text:style-name="T14">3</text:span></text:span><text:span text:style-name="Source_20_Text"><text:span text:style-name="T13">:</text:span></text:span><text:span text:style-name="Source_20_Text"><text:span text:style-name="T12"> </text:span></text:span><text:span text:style-name="Source_20_Text"><text:span text:style-name="T11">Edit </text:span></text:span><text:span text:style-name="Source_20_Text"><text:span text:style-name="T31">/opt/freeswitch/conf/vars.xml </text:span></text:span><text:span text:style-name="Source_20_Text"><text:span text:style-name="T17">and</text:span></text:span></text:p>
      <text:p text:style-name="P23"><text:span text:style-name="Source_20_Text"><text:span text:style-name="T10"><text:line-break/>change &lt;X-PRE-PROCESS cmd="set" data="external_rtp_ip=stun:stun.freeswitch.org"/&gt;</text:span></text:span></text:p>
      <text:p text:style-name="P23"><text:span text:style-name="Source_20_Text"><text:span text:style-name="T10"/></text:span></text:p>
      <text:p text:style-name="P23"><text:soft-page-break/><text:span text:style-name="Source_20_Text"><text:span text:style-name="T10"/></text:span></text:p>
      <text:p text:style-name="P23"><text:span text:style-name="Source_20_Text"><text:span text:style-name="T10"><text:line-break/>To &lt;X-PRE-PROCESS cmd="set" data="external_rtp_ip=EXTERNAL_IP_ADDRESS"/&gt; <text:s/>//</text:span></text:span><text:span text:style-name="Source_20_Text"><text:span text:style-name="T15">(54.197.205.63</text:span></text:span><text:span text:style-name="Source_20_Text"><text:span text:style-name="T16">)</text:span></text:span></text:p>
      <text:p text:style-name="P23"><text:span text:style-name="Source_20_Text"><text:span text:style-name="T16"/></text:span></text:p>
      <text:p text:style-name="P23"><text:span text:style-name="Source_20_Text"><text:span text:style-name="T16"><text:s text:c="13"/></text:span></text:span><text:span text:style-name="Source_20_Text"><text:span text:style-name="T25"><text:s text:c="6"/></text:span></text:span><text:span text:style-name="Source_20_Text"><text:span text:style-name="T42">AND</text:span></text:span></text:p>
      <text:p text:style-name="P23"><text:span text:style-name="Source_20_Text"><text:span text:style-name="T16"/></text:span></text:p>
      <text:p text:style-name="P2">Change <text:span text:style-name="Source_20_Text">&lt;X-PRE-PROCESS cmd="set" data="external_sip_ip=stun:stun.freeswitch.org"/&gt;</text:span></text:p>
      <text:p text:style-name="P9"><text:span text:style-name="Source_20_Text"><text:s text:c="16"/></text:span><text:line-break/>To <text:span text:style-name="Source_20_Text">&lt;X-PRE-PROCESS cmd="set" data="external_sip_ip=EXTERNAL_IP_ADDRESS"/&gt; </text:span><text:span text:style-name="Source_20_Text"><text:span text:style-name="T10">//</text:span></text:span><text:span text:style-name="Source_20_Text"><text:span text:style-name="T15">(54.197.205.63</text:span></text:span><text:span text:style-name="Source_20_Text"><text:span text:style-name="T16">)</text:span></text:span></text:p>
      <text:p text:style-name="P2"><text:span text:style-name="Source_20_Text"><text:span text:style-name="T16"/></text:span></text:p>
      <text:p text:style-name="P2"><text:span text:style-name="Source_20_Text"><text:span text:style-name="T16"/></text:span></text:p>
      <text:p text:style-name="P3"><text:span text:style-name="Source_20_Text"><text:span text:style-name="T26">Step 4:</text:span></text:span><text:span text:style-name="Source_20_Text"><text:span text:style-name="T18"> edit</text:span></text:span></text:p>
      <text:p text:style-name="P3"><text:span text:style-name="Source_20_Text"><text:span text:style-name="T33">/opt/freeswitch/conf/sip_profiles/external.xml</text:span></text:span><text:span text:style-name="Source_20_Text"><text:span text:style-name="T18"> and change</text:span></text:span></text:p>
      <text:p text:style-name="P3"><text:span text:style-name="Source_20_Text"><text:span text:style-name="T18"/></text:span></text:p>
      <text:p text:style-name="P4"><text:span text:style-name="Source_20_Text"><text:span text:style-name="T18">&lt;param name="ext-rtp-ip" value="$${local_ip_v4}"/&gt;<text:line-break/>&lt;param name="ext-sip-ip" value="$${local_ip_v4}"/&gt;<text:line-break/>to</text:span></text:span></text:p>
      <text:p text:style-name="P4"><text:span text:style-name="Source_20_Text"><text:span text:style-name="T18"><text:line-break/>&lt;param name="ext-rtp-ip" value="$${external_rtp_ip}"/&gt;<text:line-break/>&lt;param name="ext-sip-ip" value="$${external_sip_ip}"/&gt;</text:span></text:span></text:p>
      <text:p text:style-name="P4"><text:span text:style-name="Source_20_Text"><text:span text:style-name="T18"/></text:span></text:p>
      <text:p text:style-name="P4"><text:span text:style-name="Source_20_Text"><text:span text:style-name="T18"/></text:span></text:p>
      <text:p text:style-name="P5"><text:span text:style-name="Source_20_Text"><text:span text:style-name="T27">Step 5:</text:span></text:span><text:span text:style-name="Source_20_Text"><text:span text:style-name="T19"> edit</text:span></text:span></text:p>
      <text:p text:style-name="P5"><text:span text:style-name="Source_20_Text"><text:span text:style-name="T19"/></text:span></text:p>
      <text:p text:style-name="P5"><text:span text:style-name="Source_20_Text"><text:span text:style-name="T19">edit </text:span></text:span><text:span text:style-name="Source_20_Text"><text:span text:style-name="T34">/usr/share/red5/webapps/sip/WEB-INF/bigbluebutton-sip.properties</text:span></text:span><text:span text:style-name="Source_20_Text"><text:span text:style-name="T19">, and make sure the values of bbb.sip.app.ip and freeswitch.ip have the internal IP address.</text:span></text:span></text:p>
      <text:p text:style-name="P5"><text:span text:style-name="Source_20_Text"><text:span text:style-name="T19"/></text:span></text:p>
      <text:p text:style-name="P5"><text:span text:style-name="Source_20_Text"><text:span text:style-name="T19">Example: </text:span></text:span></text:p>
      <text:p text:style-name="P27"><text:span text:style-name="Source_20_Text"><text:span text:style-name="T19">bbb.sip.app.ip=&lt;internal_ip&gt; <text:s text:c="3"/>// </text:span></text:span><text:span text:style-name="Source_20_Text"><text:span text:style-name="T20">172.31.87.64</text:span></text:span></text:p>
      <text:p text:style-name="Preformatted_20_Text"><text:span text:style-name="Source_20_Text">bbb.sip.app.port=5070</text:span></text:p>
      <text:p text:style-name="Preformatted_20_Text"/>
      <text:p text:style-name="Preformatted_20_Text"><text:span text:style-name="Source_20_Text">freeswitch.ip=&lt;internal_ip&gt;</text:span></text:p>
      <text:p text:style-name="P29"><text:span text:style-name="Source_20_Text">freeswitch.port=5060</text:span></text:p>
      <text:p text:style-name="P5"><text:span text:style-name="Source_20_Text"><text:span text:style-name="T19"/></text:span></text:p>
      <text:p text:style-name="P6"><text:span text:style-name="Source_20_Text"><text:span text:style-name="T28">Step 6:</text:span></text:span><text:span text:style-name="Source_20_Text"><text:span text:style-name="T21"> Edit</text:span></text:span></text:p>
      <text:p text:style-name="P6"><text:span text:style-name="Source_20_Text"><text:span text:style-name="T21"/></text:span></text:p>
      <text:p text:style-name="P6"><text:span text:style-name="Source_20_Text"><text:span text:style-name="T35">/etc/bigbluebutton/nginx/sip.nginx</text:span></text:span><text:span text:style-name="Source_20_Text"><text:span text:style-name="T21"> to connect to the external IP address.</text:span></text:span></text:p>
      <text:p text:style-name="P6"><text:span text:style-name="Source_20_Text"><text:span text:style-name="T21"/></text:span></text:p>
      <text:p text:style-name="P6"><text:span text:style-name="Source_20_Text"><text:span text:style-name="T21"/></text:span></text:p>
      <text:p text:style-name="P6"><text:span text:style-name="Source_20_Text"><text:span text:style-name="T21"/></text:span></text:p>
      <text:p text:style-name="P6"><text:span text:style-name="Source_20_Text"><text:span text:style-name="T21"/></text:span></text:p>
      <text:p text:style-name="P6"><text:span text:style-name="Source_20_Text"><text:span text:style-name="T21"/></text:span></text:p>
      <text:p text:style-name="P6"><text:span text:style-name="Source_20_Text"><text:span text:style-name="T21"/></text:span></text:p>
      <text:p text:style-name="P6"><text:span text:style-name="Source_20_Text"><text:span text:style-name="T21"/></text:span></text:p>
      <text:p text:style-name="P6"><text:span text:style-name="Source_20_Text"><text:span text:style-name="T21"/></text:span></text:p>
      <text:p text:style-name="P6"><text:span text:style-name="Source_20_Text"><text:span text:style-name="T21"/></text:span></text:p>
      <text:p text:style-name="P6"><text:span text:style-name="Source_20_Text"><text:span text:style-name="T21"/></text:span></text:p>
      <text:p text:style-name="P6"><text:span text:style-name="Source_20_Text"><text:span text:style-name="T21"/></text:span></text:p>
      <text:p text:style-name="P26"><text:soft-page-break/><text:span text:style-name="Source_20_Text"><text:span text:style-name="T21"/></text:span></text:p>
      <text:p text:style-name="P26"><text:span text:style-name="Source_20_Text"><text:span text:style-name="T21">If you have </text:span></text:span><text:span text:style-name="Source_20_Text"><text:span text:style-name="Strong_20_Emphasis"><text:span text:style-name="T21">configured SSL,</text:span></text:span></text:span><text:span text:style-name="Source_20_Text"><text:span text:style-name="T21"> use port </text:span></text:span><text:span text:style-name="Source_20_Text"><text:span text:style-name="Strong_20_Emphasis"><text:span text:style-name="T21">7443</text:span></text:span></text:span><text:span text:style-name="Source_20_Text"><text:span text:style-name="T21">:</text:span></text:span></text:p>
      <text:p text:style-name="Preformatted_20_Text"><text:span text:style-name="Source_20_Text">location /ws {</text:span></text:p>
      <text:p text:style-name="Preformatted_20_Text"><text:span text:style-name="Source_20_Text"><text:s text:c="8"/>proxy_pass https://EXTERNAL_IP_ADDRESS:7443;</text:span></text:p>
      <text:p text:style-name="Preformatted_20_Text"><text:span text:style-name="Source_20_Text"><text:s text:c="8"/>proxy_http_version 1.1;</text:span></text:p>
      <text:p text:style-name="Preformatted_20_Text"><text:span text:style-name="Source_20_Text"><text:s text:c="8"/>proxy_set_header Upgrade $http_upgrade;</text:span></text:p>
      <text:p text:style-name="Preformatted_20_Text"><text:span text:style-name="Source_20_Text"><text:s text:c="8"/>proxy_set_header Connection "Upgrade";</text:span></text:p>
      <text:p text:style-name="Preformatted_20_Text"><text:span text:style-name="Source_20_Text"><text:s text:c="8"/>proxy_read_timeout 6h;</text:span></text:p>
      <text:p text:style-name="Preformatted_20_Text"><text:span text:style-name="Source_20_Text"><text:s text:c="8"/>proxy_send_timeout 6h;</text:span></text:p>
      <text:p text:style-name="Preformatted_20_Text"><text:span text:style-name="Source_20_Text"><text:s text:c="8"/>client_body_timeout 6h;</text:span></text:p>
      <text:p text:style-name="Preformatted_20_Text"><text:span text:style-name="Source_20_Text"><text:s text:c="8"/>send_timeout 6h;</text:span></text:p>
      <text:p text:style-name="P29"><text:span text:style-name="Source_20_Text">}</text:span></text:p>
      <text:p text:style-name="P26"><text:span text:style-name="Source_20_Text"><text:span text:style-name="T21"><text:s/></text:span></text:span><text:span text:style-name="Source_20_Text"><text:span text:style-name="T22">Check </text:span></text:span><text:span text:style-name="Source_20_Text"><text:span text:style-name="T21">If enableListenOnly is set to true in /usr/share/meteor/bundle/programs/server/assets/app/config/settings.yml, as in</text:span></text:span></text:p>
      <text:p text:style-name="P26"><text:span text:style-name="Source_20_Text"><text:span text:style-name="T21"/></text:span></text:p>
      <text:p text:style-name="Preformatted_20_Text"><text:span text:style-name="Source_20_Text">$ grep enableListenOnly /usr/share/meteor/bundle/programs/server/assets/app/config/settings.yml</text:span></text:p>
      <text:p text:style-name="P29"><text:span text:style-name="Source_20_Text"><text:s text:c="4"/>enableListenOnly: true</text:span></text:p>
      <text:p text:style-name="P6"><text:span text:style-name="Source_20_Text"><text:span text:style-name="T21"/></text:span></text:p>
      <text:p text:style-name="P7"><text:span text:style-name="Source_20_Text"><text:span text:style-name="T29">Step 7:</text:span></text:span><text:span text:style-name="Source_20_Text"><text:span text:style-name="T23"> edit</text:span></text:span></text:p>
      <text:p text:style-name="P7"><text:span text:style-name="Source_20_Text"><text:span text:style-name="T36">/usr/local/bigbluebutton/bbb-webrtc-sfu/config/default.yml</text:span></text:span></text:p>
      <text:p text:style-name="P7"><text:span text:style-name="Source_20_Text"><text:span text:style-name="T23"/></text:span></text:p>
      <text:p text:style-name="P7"><text:span text:style-name="Source_20_Text"><text:span text:style-name="T23">change the value to ip to match the </text:span></text:span><text:span text:style-name="Source_20_Text"><text:span text:style-name="Strong_20_Emphasis"><text:span text:style-name="T23">external IP address</text:span></text:span></text:span><text:span text:style-name="Source_20_Text"><text:span text:style-name="T23"> of the server, and the value of sip_ip to match the </text:span></text:span><text:span text:style-name="Source_20_Text"><text:span text:style-name="Strong_20_Emphasis"><text:span text:style-name="T23">internal IP address</text:span></text:span></text:span><text:span text:style-name="Source_20_Text"><text:span text:style-name="T23"> of the server (where FreeSWITCH is listening to port 5066). For example, if the servers external IP address is </text:span></text:span><text:span text:style-name="Source_20_Text"><text:span text:style-name="T15">54.197.205.63</text:span></text:span><text:span text:style-name="Source_20_Text"><text:span text:style-name="T23"> and the internal IP address is </text:span></text:span><text:span text:style-name="Source_20_Text"><text:span text:style-name="T20">172.31.87.64</text:span></text:span><text:span text:style-name="Source_20_Text"><text:span text:style-name="T23"> then edit default.yml and change the values for ip and sip_ip as follows:</text:span></text:span></text:p>
      <text:p text:style-name="P7"><text:span text:style-name="Source_20_Text"><text:span text:style-name="T23"/></text:span></text:p>
      <text:p text:style-name="P28"><text:span text:style-name="Source_20_Text"><text:span text:style-name="T36">freeswitch:</text:span></text:span></text:p>
      <text:p text:style-name="Preformatted_20_Text"><text:span text:style-name="Source_20_Text"><text:span text:style-name="T31"><text:s text:c="4"/>ip: </text:span></text:span><text:span text:style-name="Source_20_Text"><text:span text:style-name="T37">54.197.205.63 <text:s text:c="22"/>//</text:span></text:span><text:span text:style-name="Source_20_Text"><text:span text:style-name="T38">external ip</text:span></text:span></text:p>
      <text:p text:style-name="Preformatted_20_Text"><text:span text:style-name="Source_20_Text"><text:span text:style-name="T31"><text:s text:c="4"/>sip_ip: 172.3</text:span></text:span><text:span text:style-name="Source_20_Text"><text:span text:style-name="T37">1</text:span></text:span><text:span text:style-name="Source_20_Text"><text:span text:style-name="T31">.</text:span></text:span><text:span text:style-name="Source_20_Text"><text:span text:style-name="T37">87</text:span></text:span><text:span text:style-name="Source_20_Text"><text:span text:style-name="T31">.</text:span></text:span><text:span text:style-name="Source_20_Text"><text:span text:style-name="T37">64 <text:s text:c="19"/>//</text:span></text:span><text:span text:style-name="Source_20_Text"><text:span text:style-name="T38">internal ip</text:span></text:span></text:p>
      <text:p text:style-name="P29"><text:span text:style-name="Source_20_Text"><text:span text:style-name="T31"><text:s text:c="4"/>port: 5066</text:span></text:span></text:p>
      <text:p text:style-name="P8"><text:span text:style-name="Source_20_Text"><text:span text:style-name="T29">Step </text:span></text:span><text:span text:style-name="Source_20_Text"><text:span text:style-name="T30">8</text:span></text:span><text:span text:style-name="Source_20_Text"><text:span text:style-name="T29">:</text:span></text:span><text:span text:style-name="Source_20_Text"><text:span text:style-name="T23"> edit</text:span></text:span></text:p>
      <text:p text:style-name="P8"><text:span text:style-name="Source_20_Text"><text:span text:style-name="T38">/opt/freeswitch/conf/vars.xml</text:span></text:span></text:p>
      <text:p text:style-name="P8"><text:span text:style-name="Source_20_Text"><text:span text:style-name="T24">Edit line number 61- Localipaddress = </text:span></text:span><text:span text:style-name="Source_20_Text"><text:span text:style-name="T38">172.3</text:span></text:span><text:span text:style-name="Source_20_Text"><text:span text:style-name="T37">1</text:span></text:span><text:span text:style-name="Source_20_Text"><text:span text:style-name="T38">.</text:span></text:span><text:span text:style-name="Source_20_Text"><text:span text:style-name="T37">87</text:span></text:span><text:span text:style-name="Source_20_Text"><text:span text:style-name="T38">.</text:span></text:span><text:span text:style-name="Source_20_Text"><text:span text:style-name="T37">64 <text:s text:c="2"/>//</text:span></text:span><text:span text:style-name="Source_20_Text"><text:span text:style-name="T38">internal ip</text:span></text:span></text:p>
      <text:p text:style-name="P8"><text:span text:style-name="Source_20_Text"><text:span text:style-name="T38"/></text:span></text:p>
      <text:p text:style-name="P8"><text:span text:style-name="Source_20_Text"><text:span text:style-name="T38"/></text:span></text:p>
      <text:p text:style-name="P10"><text:span text:style-name="Source_20_Text"><text:span text:style-name="T44">Note:</text:span></text:span><text:span text:style-name="Source_20_Text"><text:span text:style-name="T43"> We need to edit these above changes through ubuntu machine using terminal.</text:span></text:span></text:p>
      <text:p text:style-name="P10"><text:span text:style-name="Source_20_Text"><text:span text:style-name="T43">To edit the file: Go to directory and type sudo nano filenam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2:43:43.213829770</meta:creation-date>
    <dc:date>2020-07-30T12:52:57.021021956</dc:date>
    <meta:editing-duration>PT6H15M19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3" meta:paragraph-count="75" meta:word-count="441" meta:character-count="3935" meta:non-whitespace-character-count="3399"/>
  </office:meta>
</office:document-meta>
</file>